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93780" officeooo:paragraph-rsid="00193780"/>
    </style:style>
    <style:style style:name="P2" style:family="paragraph" style:parent-style-name="Standard">
      <style:text-properties officeooo:rsid="001affa6" officeooo:paragraph-rsid="001affa6"/>
    </style:style>
    <style:style style:name="P3" style:family="paragraph" style:parent-style-name="Standard">
      <style:text-properties officeooo:rsid="001c91e1" officeooo:paragraph-rsid="001c91e1"/>
    </style:style>
    <style:style style:name="T1" style:family="text">
      <style:text-properties fo:font-weight="bold" style:font-weight-asian="bold" style:font-weight-complex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1">HTTP</text:span> – протокол уровня приложений, который используется для доставки различных ресурсов. Этот протокол распространён в глобальной сети документов(WWW)</text:p>
      <text:p text:style-name="P1"/>
      <text:p text:style-name="P1"><text:span text:style-name="T1">WWW</text:span> – глобальная сеть документов и эти документы могут ссылаться друг на друга.</text:p>
      <text:p text:style-name="P1">Для того чтобы эти документы формировать был придуман язык разметки, который называется HTML. </text:p>
      <text:p text:style-name="P1"><text:span text:style-name="T1">WWW</text:span> это всего лишь один из сервисов, который есть в сети интернет.</text:p>
      <text:p text:style-name="P1"><text:span text:style-name="T1">Интерне</text:span>т – это сеть, компьютерных сетей. А <text:span text:style-name="T1">сеть</text:span> представляет из себя систему, обеспечивающую обмен данными между вычислительными устройствами – компьютерами, серверами, маршрутизаторами.</text:p>
      <text:p text:style-name="P2">И вот эти документы размещены на каких-то устройствах, которые позволяют эти документы запрашивать и соответственно их отдают и потом клиент, который их запрашивает может их показать. И запросы и ответы реализованы при помощи протокола HTTP.</text:p>
      <text:p text:style-name="P2"/>
      <text:p text:style-name="P2">Для идентификации документов используется <text:span text:style-name="T1">URL</text:span></text:p>
      <text:p text:style-name="P3"><text:a xlink:type="simple" xlink:href="https://ru.wikipedia.org/wiki/URL" text:style-name="Internet_20_link" text:visited-style-name="Visited_20_Internet_20_Link"><text:span text:style-name="T1">Структура URL</text:span></text:a><text:span text:style-name="T1"> </text:span></text:p>
      <text:p text:style-name="P3"><text:span text:style-name="T1"/></text:p>
      <text:p text:style-name="P3"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27T19:39:31.638937816</meta:creation-date>
    <meta:generator>LibreOffice/7.3.7.2$Linux_X86_64 LibreOffice_project/30$Build-2</meta:generator>
    <dc:date>2022-11-27T20:03:13.855739068</dc:date>
    <meta:editing-duration>PT13M31S</meta:editing-duration>
    <meta:editing-cycles>2</meta:editing-cycles>
    <meta:document-statistic meta:table-count="0" meta:image-count="0" meta:object-count="0" meta:page-count="1" meta:paragraph-count="8" meta:word-count="116" meta:character-count="875" meta:non-whitespace-character-count="761"/>
  </office:meta>
</office:document-meta>
</file>